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9306677606E.png" manifest:media-type="image/png"/>
  <manifest:file-entry manifest:full-path="Pictures/1000020100000186000001D24C8240BE.png" manifest:media-type="image/png"/>
  <manifest:file-entry manifest:full-path="Pictures/10000201000007D000000535B37779AF.png" manifest:media-type="image/png"/>
  <manifest:file-entry manifest:full-path="Pictures/10000201000000FE000000B5DB8BBF6E.png" manifest:media-type="image/png"/>
  <manifest:file-entry manifest:full-path="Pictures/10000000000000BD000000E4A41094E9.png" manifest:media-type="image/png"/>
  <manifest:file-entry manifest:full-path="Pictures/1000000000000212000001275D111734.jpg" manifest:media-type="image/jpeg"/>
  <manifest:file-entry manifest:full-path="Pictures/100000000000004A0000009229E29252.png" manifest:media-type="image/png"/>
  <manifest:file-entry manifest:full-path="Pictures/100000000000025800000258DF9FC72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09cm" fo:min-width="3.43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2cm" svg:stroke-color="#000000" draw:marker-start-width="0.432cm" draw:marker-end="Symmetric_20_Arrow" draw:marker-end-width="0.533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051cm" svg:stroke-color="#ff0000" draw:marker-start-width="0.128cm" draw:marker-end-width="0.128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ff0000" draw:marker-start-width="0.128cm" draw:marker-end="Symmetric_20_Arrow" draw:marker-end-width="0.23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false" fo:min-height="0.477cm" fo:min-width="1.251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6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027cm"/>
    </style:style>
    <style:style style:name="gr14" style:family="graphic" style:parent-style-name="standard">
      <style:graphic-properties draw:stroke="dash" draw:stroke-dash="Dashed_20__28_var_29_" svg:stroke-width="0.051cm" draw:marker-start-width="0.355cm" draw:marker-end-width="0.355cm" draw:textarea-horizontal-align="justify" draw:textarea-vertical-align="middle" draw:auto-grow-height="false" fo:min-height="0.132cm" fo:min-width="1.33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55cm"/>
    </style:style>
    <style:style style:name="gr18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443cm" fo:min-width="3.691cm"/>
    </style:style>
    <style:style style:name="gr21" style:family="graphic" style:parent-style-name="standard">
      <style:graphic-properties draw:textarea-horizontal-align="justify" draw:textarea-vertical-align="middle" draw:auto-grow-height="false" fo:min-height="0.131cm" fo:min-width="0.77cm"/>
    </style:style>
    <style:style style:name="gr22" style:family="graphic" style:parent-style-name="objectwithoutfill">
      <style:graphic-properties svg:stroke-width="0.051cm" svg:stroke-color="#ff333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.159cm" svg:x="8.266cm" svg:y="6.33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924cm" svg:height="2.055cm" draw:transform="rotate (-1.5707963267949) translate (6.322cm 11.202cm)">
          <draw:image xlink:href="Pictures/100000000000025800000258DF9FC723.jpg" xlink:type="simple" xlink:show="embed" xlink:actuate="onLoad">
            <text:p/>
          </draw:image>
        </draw:frame>
        <draw:frame draw:style-name="gr2" draw:text-style-name="P1" draw:layer="layout" svg:width="1.139cm" svg:height="2.135cm" draw:transform="rotate (-1.5707963267949) translate (4.647cm 11.574cm)">
          <draw:image xlink:href="Pictures/100000000000004A0000009229E29252.png" xlink:type="simple" xlink:show="embed" xlink:actuate="onLoad">
            <text:p/>
          </draw:image>
        </draw:frame>
        <draw:line draw:style-name="gr3" draw:text-style-name="P1" draw:layer="layout" svg:x1="4.161cm" svg:y1="13.127cm" svg:x2="4.161cm" svg:y2="12.609cm">
          <text:p/>
        </draw:line>
        <draw:line draw:style-name="gr4" draw:text-style-name="P1" draw:layer="layout" svg:x1="4.127cm" svg:y1="13.126cm" svg:x2="5.32cm" svg:y2="13.126cm">
          <text:p/>
        </draw:line>
        <draw:line draw:style-name="gr3" draw:text-style-name="P1" draw:layer="layout" svg:x1="5.32cm" svg:y1="13.127cm" svg:x2="5.32cm" svg:y2="12.609cm">
          <text:p/>
        </draw:line>
        <draw:g>
          <draw:line draw:style-name="gr5" draw:text-style-name="P1" draw:layer="layout" svg:x1="5.39cm" svg:y1="11.215cm" svg:x2="3.846cm" svg:y2="11.215cm">
            <text:p/>
          </draw:line>
          <draw:line draw:style-name="gr6" draw:text-style-name="P1" draw:layer="layout" svg:x1="5.39cm" svg:y1="11.204cm" svg:x2="5.39cm" svg:y2="11.574cm">
            <text:p/>
          </draw:line>
          <draw:line draw:style-name="gr6" draw:text-style-name="P1" draw:layer="layout" svg:x1="3.876cm" svg:y1="11.204cm" svg:x2="3.876cm" svg:y2="11.647cm">
            <text:p/>
          </draw:line>
        </draw:g>
        <draw:frame draw:style-name="gr7" draw:text-style-name="P2" draw:layer="layout" svg:width="1.397cm" svg:height="0.777cm" svg:x="2.297cm" svg:y="12.897cm">
          <draw:text-box>
            <text:p text:style-name="P1"><text:span text:style-name="T1">I/O devices</text:span></text:p>
          </draw:text-box>
        </draw:frame>
        <draw:line draw:style-name="gr8" draw:text-style-name="P1" draw:layer="layout" svg:x1="3.004cm" svg:y1="12.979cm" svg:x2="3.004cm" svg:y2="12.609cm">
          <text:p/>
        </draw:line>
        <draw:frame draw:style-name="gr2" draw:text-style-name="P1" draw:layer="layout" svg:width="0.793cm" svg:height="0.648cm" draw:transform="rotate (-1.5707963267949) translate (4.981cm 12.78cm)">
          <draw:image xlink:href="Pictures/1000000000000212000001275D111734.jpg" xlink:type="simple" xlink:show="embed" xlink:actuate="onLoad">
            <text:p/>
          </draw:image>
        </draw:frame>
        <draw:frame draw:style-name="gr2" draw:text-style-name="P1" draw:layer="layout" svg:width="1.582cm" svg:height="1.794cm" draw:transform="rotate (-1.5707963267949) translate (3.991cm 6.63cm)">
          <draw:image xlink:href="Pictures/100000000000025800000258DF9FC723.jpg" xlink:type="simple" xlink:show="embed" xlink:actuate="onLoad">
            <text:p/>
          </draw:image>
        </draw:frame>
        <draw:frame draw:style-name="gr9" draw:text-style-name="P1" draw:layer="layout" svg:width="1.869cm" svg:height="2.541cm" draw:transform="rotate (0.218340689424491) translate (2.816cm 8.679cm)">
          <draw:image xlink:href="Pictures/10000000000000BD000000E4A41094E9.png" xlink:type="simple" xlink:show="embed" xlink:actuate="onLoad">
            <text:p/>
          </draw:image>
        </draw:frame>
        <draw:custom-shape draw:style-name="gr1" draw:text-style-name="P1" draw:layer="layout" svg:width="3.937cm" svg:height="2.159cm" svg:x="2.397cm" svg:y="6.334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.713cm" svg:height="1.231cm" svg:x="4.302cm" svg:y="6.742cm">
          <draw:image xlink:href="Pictures/10000201000000FE000000B5DB8BBF6E.png" xlink:type="simple" xlink:show="embed" xlink:actuate="onLoad">
            <text:p/>
          </draw:image>
        </draw:frame>
        <draw:frame draw:style-name="gr9" draw:text-style-name="P1" draw:layer="layout" svg:width="2.667cm" svg:height="1.808cm" svg:x="8.874cm" svg:y="6.558cm">
          <draw:image xlink:href="Pictures/10000201000007D000000535B37779AF.png" xlink:type="simple" xlink:show="embed" xlink:actuate="onLoad">
            <text:p/>
          </draw:image>
        </draw:frame>
        <draw:g>
          <draw:custom-shape draw:style-name="gr1" draw:text-style-name="P1" draw:layer="layout" svg:width="3.937cm" svg:height="2.159cm" svg:x="14.766cm" svg:y="6.33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" draw:layer="layout" svg:width="1.174cm" svg:height="1.524cm" svg:x="15.177cm" svg:y="6.461cm">
            <draw:image xlink:href="Pictures/1000020100000186000001D24C8240BE.png" xlink:type="simple" xlink:show="embed" xlink:actuate="onLoad">
              <text:p/>
            </draw:image>
          </draw:frame>
          <draw:frame draw:style-name="gr9" draw:text-style-name="P1" draw:layer="layout" svg:width="1.163cm" svg:height="1.338cm" svg:x="16.986cm" svg:y="6.715cm">
            <draw:image xlink:href="Pictures/10000201000007D0000009306677606E.png" xlink:type="simple" xlink:show="embed" xlink:actuate="onLoad">
              <text:p/>
            </draw:image>
          </draw:frame>
        </draw:g>
        <draw:frame draw:style-name="gr10" draw:text-style-name="P3" draw:layer="layout" svg:width="2.631cm" svg:height="0.645cm" svg:x="2.197cm" svg:y="5.799cm">
          <draw:text-box>
            <text:p><text:span text:style-name="T2">Base Station</text:span></text:p>
          </draw:text-box>
        </draw:frame>
        <draw:frame draw:style-name="gr11" draw:text-style-name="P3" draw:layer="layout" svg:width="2.839cm" svg:height="0.645cm" svg:x="7.998cm" svg:y="5.8cm">
          <draw:text-box>
            <text:p><text:span text:style-name="T2">Socket Server</text:span></text:p>
          </draw:text-box>
        </draw:frame>
        <draw:frame draw:style-name="gr12" draw:text-style-name="P3" draw:layer="layout" svg:width="2.923cm" svg:height="0.645cm" svg:x="14.499cm" svg:y="5.801cm">
          <draw:text-box>
            <text:p><text:span text:style-name="T2">Socket Clients</text:span></text:p>
          </draw:text-box>
        </draw:frame>
        <draw:custom-shape draw:style-name="gr13" draw:text-style-name="P1" draw:layer="layout" svg:width="1.905cm" svg:height="0.254cm" svg:x="6.334cm" svg:y="7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2.286cm" svg:height="0.762cm" svg:x="12.303cm" svg:y="7.0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3" draw:layer="layout" svg:width="2.966cm" svg:height="0.645cm" svg:x="2cm" svg:y="13.803cm">
          <draw:text-box>
            <text:p><text:span text:style-name="T2">Remote Nodes</text:span></text:p>
          </draw:text-box>
        </draw:frame>
        <draw:frame draw:style-name="gr16" draw:text-style-name="P3" draw:layer="layout" svg:width="1.653cm" svg:height="1.039cm" svg:x="12.7cm" svg:y="7.704cm">
          <draw:text-box>
            <text:p><text:span text:style-name="T2">POSIX</text:span></text:p>
            <text:p><text:span text:style-name="T2">Socket</text:span></text:p>
          </draw:text-box>
        </draw:frame>
        <draw:frame draw:style-name="gr17" draw:text-style-name="P3" draw:layer="layout" svg:width="1.455cm" svg:height="1.039cm" svg:x="6.601cm" svg:y="7.505cm">
          <draw:text-box>
            <text:p><text:span text:style-name="T2">Serial</text:span></text:p>
            <text:p><text:span text:style-name="T2">Link</text:span></text:p>
          </draw:text-box>
        </draw:frame>
        <draw:g>
          <draw:line draw:style-name="gr5" draw:text-style-name="P1" draw:layer="layout" svg:x1="4.937cm" svg:y1="6.41cm" svg:x2="3.393cm" svg:y2="6.41cm">
            <text:p/>
          </draw:line>
          <draw:line draw:style-name="gr6" draw:text-style-name="P1" draw:layer="layout" svg:x1="4.937cm" svg:y1="6.399cm" svg:x2="4.937cm" svg:y2="6.769cm">
            <text:p/>
          </draw:line>
          <draw:line draw:style-name="gr6" draw:text-style-name="P1" draw:layer="layout" svg:x1="3.423cm" svg:y1="6.399cm" svg:x2="3.423cm" svg:y2="6.842cm">
            <text:p/>
          </draw:line>
        </draw:g>
        <draw:g>
          <draw:line draw:style-name="gr18" draw:text-style-name="P1" draw:layer="layout" svg:x1="5.191cm" svg:y1="10.779cm" svg:x2="5.382cm" svg:y2="11.005cm">
            <text:p/>
          </draw:line>
          <draw:line draw:style-name="gr19" draw:text-style-name="P1" draw:layer="layout" svg:x1="5.573cm" svg:y1="10.779cm" svg:x2="5.382cm" svg:y2="11.005cm">
            <text:p/>
          </draw:line>
          <draw:line draw:style-name="gr19" draw:text-style-name="P1" draw:layer="layout" svg:x1="5.382cm" svg:y1="11.005cm" svg:x2="5.382cm" svg:y2="11.287cm">
            <text:p/>
          </draw:line>
        </draw:g>
        <draw:g>
          <draw:line draw:style-name="gr18" draw:text-style-name="P1" draw:layer="layout" svg:x1="2.904cm" svg:y1="8.713cm" svg:x2="2.7cm" svg:y2="8.399cm">
            <text:p/>
          </draw:line>
          <draw:line draw:style-name="gr19" draw:text-style-name="P1" draw:layer="layout" svg:x1="2.524cm" svg:y1="8.748cm" svg:x2="2.7cm" svg:y2="8.399cm">
            <text:p/>
          </draw:line>
          <draw:line draw:style-name="gr19" draw:text-style-name="P1" draw:layer="layout" svg:x1="2.701cm" svg:y1="8.399cm" svg:x2="2.683cm" svg:y2="7.985cm">
            <text:p/>
          </draw:line>
        </draw:g>
        <draw:custom-shape draw:style-name="gr20" draw:text-style-name="P1" draw:layer="layout" svg:width="4.191cm" svg:height="2.693cm" svg:x="2.27cm" svg:y="11.1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27cm" svg:height="0.381cm" svg:x="4.429cm" svg:y="8.112cm">
          <text:p text:style-name="P1"><text:span text:style-name="T3">OOK Radio</text:span></text:p>
          <draw:enhanced-geometry svg:viewBox="0 0 21600 21600" draw:type="rectangle" draw:enhanced-path="M 0 0 L 21600 0 21600 21600 0 21600 0 0 Z N"/>
        </draw:custom-shape>
        <draw:g>
          <draw:line draw:style-name="gr18" draw:text-style-name="P1" draw:layer="layout" svg:x1="5.825cm" svg:y1="9.22cm" svg:x2="5.621cm" svg:y2="8.906cm">
            <text:p/>
          </draw:line>
          <draw:line draw:style-name="gr19" draw:text-style-name="P1" draw:layer="layout" svg:x1="5.445cm" svg:y1="9.255cm" svg:x2="5.621cm" svg:y2="8.906cm">
            <text:p/>
          </draw:line>
          <draw:line draw:style-name="gr19" draw:text-style-name="P1" draw:layer="layout" svg:x1="5.622cm" svg:y1="8.906cm" svg:x2="5.604cm" svg:y2="8.492cm">
            <text:p/>
          </draw:line>
        </draw:g>
        <draw:line draw:style-name="gr22" draw:text-style-name="P1" draw:layer="layout" svg:x1="5.953cm" svg:y1="8.239cm" svg:x2="5.672cm" svg:y2="8.266cm">
          <text:p/>
        </draw:line>
        <draw:line draw:style-name="gr22" draw:text-style-name="P1" draw:layer="layout" svg:x1="5.953cm" svg:y1="8.239cm" svg:x2="5.953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8-02-20T15:07:15.684196958</meta:creation-date>
    <dc:date>2018-03-14T13:19:57.847781448</dc:date>
    <dc:creator>Sanjay Bhatnagar</dc:creator>
    <meta:editing-duration>PT54M46S</meta:editing-duration>
    <meta:editing-cycles>13</meta:editing-cycles>
    <meta:generator>LibreOffice/4.3.7.2$Linux_X86_64 LibreOffice_project/430$Build-2</meta:generator>
    <meta:document-statistic meta:object-count="50"/>
  </office:meta>
</office:document-meta>
</file>